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automatic-styles>
    <style:style style:name="P1" style:family="paragraph" style:parent-style-name="Text_20_body">
      <style:text-properties officeooo:rsid="0014c804" officeooo:paragraph-rsid="0014c804"/>
    </style:style>
    <style:style style:name="P2" style:family="paragraph" style:parent-style-name="Text_20_body">
      <style:text-properties officeooo:rsid="0014c804" officeooo:paragraph-rsid="001609e8"/>
    </style:style>
    <style:style style:name="P3" style:family="paragraph" style:parent-style-name="Standard">
      <style:text-properties style:font-name="Arial" officeooo:rsid="0014c804" officeooo:paragraph-rsid="0014c804"/>
    </style:style>
    <style:style style:name="P4" style:family="paragraph" style:parent-style-name="Text_20_body">
      <style:text-properties style:font-name="Arial" officeooo:rsid="0014c804" officeooo:paragraph-rsid="0014c804"/>
    </style:style>
    <style:style style:name="P5" style:family="paragraph" style:parent-style-name="Text_20_body">
      <style:text-properties officeooo:paragraph-rsid="0014c804"/>
    </style:style>
    <style:style style:name="P6" style:family="paragraph" style:parent-style-name="Text_20_body">
      <style:text-properties style:font-name="Noto Mono" officeooo:rsid="0014c804" officeooo:paragraph-rsid="0014c804"/>
    </style:style>
    <style:style style:name="P7" style:family="paragraph" style:parent-style-name="Text_20_body">
      <style:text-properties style:font-name="Noto Mono" officeooo:rsid="0014c804" officeooo:paragraph-rsid="001609e8"/>
    </style:style>
    <style:style style:name="P8" style:family="paragraph" style:parent-style-name="Text_20_body">
      <style:text-properties style:font-name="Noto Mono" officeooo:rsid="001609e8" officeooo:paragraph-rsid="001609e8"/>
    </style:style>
    <style:style style:name="P9" style:family="paragraph" style:parent-style-name="Text_20_body">
      <style:text-properties style:font-name="Noto Mono" officeooo:rsid="00168ed6" officeooo:paragraph-rsid="00168ed6"/>
    </style:style>
    <style:style style:name="P10" style:family="paragraph" style:parent-style-name="Text_20_body">
      <style:text-properties style:font-name="Noto Mono" officeooo:rsid="001889d8" officeooo:paragraph-rsid="001889d8"/>
    </style:style>
    <style:style style:name="P11" style:family="paragraph" style:parent-style-name="Standard">
      <style:text-properties style:font-name="Noto Mono" fo:font-size="8pt" officeooo:paragraph-rsid="0016c2c7" fo:background-color="#ffffff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Noto Mono" fo:font-size="8pt" fo:background-color="#ffffff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Noto Mono" fo:font-size="8pt" officeooo:paragraph-rsid="0021dcaf" fo:background-color="#ffffff"/>
    </style:style>
    <style:style style:name="P14" style:family="paragraph" style:parent-style-name="Standard">
      <style:text-properties style:font-name="Noto Mono" fo:font-size="8pt"/>
    </style:style>
    <style:style style:name="P15" style:family="paragraph" style:parent-style-name="Standard">
      <style:paragraph-properties fo:margin-top="0cm" fo:margin-bottom="0.499cm" style:contextual-spacing="false"/>
      <style:text-properties style:font-name="Noto Mono" fo:font-size="8pt"/>
    </style:style>
    <style:style style:name="P16" style:family="paragraph" style:parent-style-name="Text_20_body">
      <style:text-properties style:font-name="Noto Mono" officeooo:rsid="001cb52c" officeooo:paragraph-rsid="001cb52c"/>
    </style:style>
    <style:style style:name="P17" style:family="paragraph" style:parent-style-name="Text_20_body">
      <style:text-properties style:font-name="Noto Mono" officeooo:rsid="001f9749" officeooo:paragraph-rsid="001f9749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Text_20_body">
      <style:text-properties officeooo:rsid="001609e8" officeooo:paragraph-rsid="001609e8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color="#515151" loext:opacity="100%" style:font-name="Noto Mono" fo:font-size="8pt" fo:background-color="#ffffff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292929" loext:opacity="100%" style:font-name="Noto Mono" fo:font-size="8pt" fo:background-color="#ffffff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b5200d" loext:opacity="100%" style:font-name="Noto Mono" fo:font-size="8pt" fo:background-color="#ffffff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0f4a85" loext:opacity="100%" style:font-name="Noto Mono" fo:font-size="8pt" fo:background-color="#ffffff"/>
    </style:style>
    <style:style style:name="P27" style:family="paragraph" style:parent-style-name="Text_20_body">
      <style:text-properties officeooo:rsid="00245eb7" officeooo:paragraph-rsid="00245eb7"/>
    </style:style>
    <style:style style:name="P28" style:family="paragraph" style:parent-style-name="Text_20_body">
      <style:text-properties officeooo:rsid="00248862" officeooo:paragraph-rsid="00248862"/>
    </style:style>
    <style:style style:name="P29" style:family="paragraph" style:parent-style-name="Standard" style:master-page-name="First_20_Page">
      <style:paragraph-properties style:page-number="auto"/>
      <style:text-properties style:font-name="Arial" officeooo:rsid="0014c804" officeooo:paragraph-rsid="0014c804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292929" loext:opacity="100%" style:font-name="Noto Mono" fo:font-size="8pt" officeooo:paragraph-rsid="0021dcaf" fo:background-color="#ffffff"/>
    </style:style>
    <style:style style:name="P31" style:family="paragraph" style:parent-style-name="Heading_20_1">
      <style:paragraph-properties fo:break-before="page"/>
      <style:text-properties style:font-name="Arial"/>
    </style:style>
    <style:style style:name="P32" style:family="paragraph" style:parent-style-name="Heading_20_1">
      <style:text-properties officeooo:rsid="0014c804" officeooo:paragraph-rsid="0014c804"/>
    </style:style>
    <style:style style:name="P33" style:family="paragraph" style:parent-style-name="Heading_20_1">
      <style:text-properties officeooo:rsid="0014c804" officeooo:paragraph-rsid="001609e8"/>
    </style:style>
    <style:style style:name="P34" style:family="paragraph" style:parent-style-name="Heading_20_2">
      <style:text-properties officeooo:rsid="0014c804" officeooo:paragraph-rsid="0014c804"/>
    </style:style>
    <style:style style:name="P35" style:family="paragraph" style:parent-style-name="Heading_20_2">
      <style:text-properties officeooo:rsid="0014c804" officeooo:paragraph-rsid="001609e8"/>
    </style:style>
    <style:style style:name="P36" style:family="paragraph" style:parent-style-name="Heading_20_2">
      <style:text-properties officeooo:rsid="0016c2c7" officeooo:paragraph-rsid="0016c2c7"/>
    </style:style>
    <style:style style:name="P37" style:family="paragraph" style:parent-style-name="Heading_20_3">
      <style:text-properties officeooo:paragraph-rsid="0014c804"/>
    </style:style>
    <style:style style:name="P38" style:family="paragraph" style:parent-style-name="Heading_20_3">
      <style:text-properties officeooo:rsid="0014c804" officeooo:paragraph-rsid="0014c804"/>
    </style:style>
    <style:style style:name="P39" style:family="paragraph" style:parent-style-name="Heading_20_3">
      <style:text-properties officeooo:rsid="0014c804" officeooo:paragraph-rsid="001609e8"/>
    </style:style>
    <style:style style:name="P40" style:family="paragraph" style:parent-style-name="Heading_20_3">
      <style:text-properties officeooo:paragraph-rsid="001609e8"/>
    </style:style>
    <style:style style:name="P41" style:family="paragraph" style:parent-style-name="Heading_20_3">
      <style:text-properties officeooo:rsid="002856a9" officeooo:paragraph-rsid="002856a9"/>
    </style:style>
    <style:style style:name="P42" style:family="paragraph" style:parent-style-name="Text_20_body">
      <style:text-properties style:font-name="Arial" officeooo:rsid="00245eb7" officeooo:paragraph-rsid="00245eb7"/>
    </style:style>
    <style:style style:name="P43" style:family="paragraph" style:parent-style-name="Text_20_body">
      <style:text-properties style:font-name="Arial" officeooo:rsid="002651a8" officeooo:paragraph-rsid="002651a8"/>
    </style:style>
    <style:style style:name="P44" style:family="paragraph" style:parent-style-name="Text_20_body">
      <style:text-properties style:font-name="Arial" officeooo:rsid="0026e21f" officeooo:paragraph-rsid="0026e21f"/>
    </style:style>
    <style:style style:name="P45" style:family="paragraph" style:parent-style-name="Text_20_body">
      <style:text-properties style:font-name="Noto Mono" officeooo:rsid="001f9749" officeooo:paragraph-rsid="001f9749"/>
    </style:style>
    <style:style style:name="P46" style:family="paragraph" style:parent-style-name="Text_20_body">
      <style:text-properties officeooo:rsid="002856a9" officeooo:paragraph-rsid="002856a9"/>
    </style:style>
    <style:style style:name="P47" style:family="paragraph" style:parent-style-name="Text_20_body">
      <style:text-properties officeooo:paragraph-rsid="002856a9"/>
    </style:style>
    <style:style style:name="T1" style:family="text">
      <style:text-properties officeooo:rsid="0014c804"/>
    </style:style>
    <style:style style:name="T2" style:family="text">
      <style:text-properties officeooo:rsid="001609e8"/>
    </style:style>
    <style:style style:name="T3" style:family="text">
      <style:text-properties officeooo:rsid="00168ed6"/>
    </style:style>
    <style:style style:name="T4" style:family="text">
      <style:text-properties officeooo:rsid="001889d8"/>
    </style:style>
    <style:style style:name="T5" style:family="text">
      <style:text-properties officeooo:rsid="001a300a"/>
    </style:style>
    <style:style style:name="T6" style:family="text">
      <style:text-properties officeooo:rsid="001af399"/>
    </style:style>
    <style:style style:name="T7" style:family="text">
      <style:text-properties style:font-name="Noto Mono"/>
    </style:style>
    <style:style style:name="T8" style:family="text">
      <style:text-properties style:font-name="Noto Mono" officeooo:rsid="001f9749"/>
    </style:style>
    <style:style style:name="T9" style:family="text">
      <style:text-properties fo:color="#0f4a85" loext:opacity="100%"/>
    </style:style>
    <style:style style:name="T10" style:family="text">
      <style:text-properties fo:color="#292929" loext:opacity="100%"/>
    </style:style>
    <style:style style:name="T11" style:family="text">
      <style:text-properties fo:color="#292929" loext:opacity="100%" officeooo:rsid="00209346"/>
    </style:style>
    <style:style style:name="T12" style:family="text">
      <style:text-properties fo:color="#292929" loext:opacity="100%" officeooo:rsid="00226b55"/>
    </style:style>
    <style:style style:name="T13" style:family="text">
      <style:text-properties fo:color="#185e73" loext:opacity="100%"/>
    </style:style>
    <style:style style:name="T14" style:family="text">
      <style:text-properties fo:color="#000000" loext:opacity="100%"/>
    </style:style>
    <style:style style:name="T15" style:family="text">
      <style:text-properties fo:color="#096d48" loext:opacity="100%"/>
    </style:style>
    <style:style style:name="T16" style:family="text">
      <style:text-properties fo:color="#5e2cbc" loext:opacity="100%"/>
    </style:style>
    <style:style style:name="T17" style:family="text">
      <style:text-properties fo:color="#001080" loext:opacity="100%"/>
    </style:style>
    <style:style style:name="T18" style:family="text">
      <style:text-properties fo:color="#b5200d" loext:opacity="100%"/>
    </style:style>
    <style:style style:name="T19" style:family="text">
      <style:text-properties fo:color="#ee0000" loext: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omputing 3: Semester 1 – 2023</text:p>
      <text:p text:style-name="P3">Lecturer Name: Áine Byrne</text:p>
      <text:p text:style-name="P3"/>
      <text:p text:style-name="P3">ASDA Assignment 3</text:p>
      <text:p text:style-name="P3">Date Due: 13/12/2023</text:p>
      <text:p text:style-name="P3"/>
      <text:p text:style-name="P3">Student Name: Gábor Major</text:p>
      <text:p text:style-name="P3">Student Number: C00271548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Table of Contents</text:p>
          </text:index-title>
          <text:p text:style-name="P18"><text:a xlink:type="simple" xlink:href="#__RefHeading___Toc329_2152874304" text:style-name="Index_20_Link" text:visited-style-name="Index_20_Link">Introduction<text:tab/>3</text:a></text:p>
          <text:p text:style-name="P18"><text:a xlink:type="simple" xlink:href="#__RefHeading___Toc331_2152874304" text:style-name="Index_20_Link" text:visited-style-name="Index_20_Link">Heap Application<text:tab/>3</text:a></text:p>
          <text:p text:style-name="P19"><text:a xlink:type="simple" xlink:href="#__RefHeading___Toc335_2152874304" text:style-name="Index_20_Link" text:visited-style-name="Index_20_Link">Underlying Data Structures<text:tab/>3</text:a></text:p>
          <text:p text:style-name="P19"><text:a xlink:type="simple" xlink:href="#__RefHeading___Toc337_2152874304" text:style-name="Index_20_Link" text:visited-style-name="Index_20_Link">Operations<text:tab/>3</text:a></text:p>
          <text:p text:style-name="P20"><text:a xlink:type="simple" xlink:href="#__RefHeading___Toc339_2152874304" text:style-name="Index_20_Link" text:visited-style-name="Index_20_Link">Insert(x):<text:tab/>3</text:a></text:p>
          <text:p text:style-name="P20"><text:a xlink:type="simple" xlink:href="#__RefHeading___Toc341_2152874304" text:style-name="Index_20_Link" text:visited-style-name="Index_20_Link">FindParent(x):<text:tab/>3</text:a></text:p>
          <text:p text:style-name="P20"><text:a xlink:type="simple" xlink:href="#__RefHeading___Toc343_2152874304" text:style-name="Index_20_Link" text:visited-style-name="Index_20_Link">FindChild(x):<text:tab/>3</text:a></text:p>
          <text:p text:style-name="P20"><text:a xlink:type="simple" xlink:href="#__RefHeading___Toc345_2152874304" text:style-name="Index_20_Link" text:visited-style-name="Index_20_Link">DeleteSmall():<text:tab/>4</text:a></text:p>
          <text:p text:style-name="P19"><text:a xlink:type="simple" xlink:href="#__RefHeading___Toc347_2152874304" text:style-name="Index_20_Link" text:visited-style-name="Index_20_Link">Example<text:tab/>4</text:a></text:p>
          <text:p text:style-name="P18"><text:a xlink:type="simple" xlink:href="#__RefHeading___Toc331_2152874304%20Copy%201" text:style-name="Index_20_Link" text:visited-style-name="Index_20_Link">General Tree Application<text:tab/>4</text:a></text:p>
          <text:p text:style-name="P19"><text:a xlink:type="simple" xlink:href="#__RefHeading___Toc335_2152874304%20Copy%201" text:style-name="Index_20_Link" text:visited-style-name="Index_20_Link">Underlying Data Structures<text:tab/>4</text:a></text:p>
          <text:p text:style-name="P19"><text:a xlink:type="simple" xlink:href="#__RefHeading___Toc337_2152874304%20Copy%201" text:style-name="Index_20_Link" text:visited-style-name="Index_20_Link">Operations<text:tab/>4</text:a></text:p>
          <text:p text:style-name="P20"><text:a xlink:type="simple" xlink:href="#__RefHeading___Toc339_2152874304%20Copy%201" text:style-name="Index_20_Link" text:visited-style-name="Index_20_Link">FindParent(x):<text:tab/>5</text:a></text:p>
          <text:p text:style-name="P20"><text:a xlink:type="simple" xlink:href="#__RefHeading___Toc343_2152874304%20Copy%201" text:style-name="Index_20_Link" text:visited-style-name="Index_20_Link">FindChild(x):<text:tab/>5</text:a></text:p>
          <text:p text:style-name="P20"><text:a xlink:type="simple" xlink:href="#__RefHeading___Toc345_2152874304%20Copy%201" text:style-name="Index_20_Link" text:visited-style-name="Index_20_Link">FindSiblings(x):<text:tab/>5</text:a></text:p>
          <text:p text:style-name="P19"><text:a xlink:type="simple" xlink:href="#__RefHeading___Toc347_2152874304%20Copy%201" text:style-name="Index_20_Link" text:visited-style-name="Index_20_Link">Example<text:tab/>5</text:a></text:p>
          <text:p text:style-name="P18"><text:a xlink:type="simple" xlink:href="#__RefHeading___Toc369_2152874304" text:style-name="Index_20_Link" text:visited-style-name="Index_20_Link">Code Implementation<text:tab/>5</text:a></text:p>
          <text:p text:style-name="P19"><text:a xlink:type="simple" xlink:href="#__RefHeading___Toc371_2152874304" text:style-name="Index_20_Link" text:visited-style-name="Index_20_Link">Functions<text:tab/>5</text:a></text:p>
          <text:p text:style-name="P19"><text:a xlink:type="simple" xlink:href="#__RefHeading___Toc373_2152874304" text:style-name="Index_20_Link" text:visited-style-name="Index_20_Link">Test Data<text:tab/>6</text:a></text:p>
          <text:p text:style-name="P19"><text:a xlink:type="simple" xlink:href="#__RefHeading___Toc375_2152874304" text:style-name="Index_20_Link" text:visited-style-name="Index_20_Link">Full Code<text:tab/>6</text:a></text:p>
          <text:p text:style-name="P18"><text:a xlink:type="simple" xlink:href="#__RefHeading___Toc377_2152874304" text:style-name="Index_20_Link" text:visited-style-name="Index_20_Link">Conclusion<text:tab/>9</text:a></text:p>
        </text:index-body>
      </text:table-of-content>
      <text:p text:style-name="P3"/>
      <text:h text:style-name="P31" text:outline-level="1"><text:bookmark-start text:name="__RefHeading___Toc329_2152874304"/>Introduction<text:bookmark-end text:name="__RefHeading___Toc329_2152874304"/></text:h>
      <text:p text:style-name="P4">This report is for creating an implementation for a Heap Application and for a General Tree Application, and is split into the following 3 sections.</text:p>
      <text:p text:style-name="P4">The first section contains the implementation of the Heap Application, and the second section contains the implementation of the General Tree Application.<text:line-break/>Both of these have a description of the applications, a description of underlying data structures, a description of operations and pseudocode, and examples.</text:p>
      <text:p text:style-name="P4">The third section contains the code implementation for the Heap Application. It contains a list of functions used in the code, all test data used, and execution examples, and a full copy of the code.</text:p>
      <text:p text:style-name="P4">Finally there is a conclusion about the assignment.</text:p>
      <text:h text:style-name="P32" text:outline-level="1"><text:bookmark-start text:name="__RefHeading___Toc331_2152874304"/>Heap Application<text:bookmark-end text:name="__RefHeading___Toc331_2152874304"/></text:h>
      <text:p text:style-name="P43">The heap is a data structure that is used to hold values in two ways, in a min heap or in a max heap. In this application a max heap will be used where the biggest value in the heap is at the root.</text:p>
      <text:h text:style-name="P34" text:outline-level="2"><text:bookmark-start text:name="__RefHeading___Toc335_2152874304"/>Underlying Data Structures<text:bookmark-end text:name="__RefHeading___Toc335_2152874304"/></text:h>
      <text:p text:style-name="P27">Text</text:p>
      <text:h text:style-name="P34" text:outline-level="2"><text:bookmark-start text:name="__RefHeading___Toc337_2152874304"/>Operations<text:bookmark-end text:name="__RefHeading___Toc337_2152874304"/></text:h>
      <text:p text:style-name="P1">For all of the following operations it is assumed that the heap, and the index of the last node as variables are known in the functions. <text:span text:style-name="T4">The function upHeap </text:span><text:span text:style-name="T5">is</text:span><text:span text:style-name="T4"> also assumed to be known, </text:span><text:span text:style-name="T6">and the size of the array is assumed to be able to hold all of the data.</text:span></text:p>
      <text:h text:style-name="P37" text:outline-level="3"><text:bookmark-start text:name="__RefHeading___Toc339_2152874304"/>Insert(x):<text:bookmark-end text:name="__RefHeading___Toc339_2152874304"/></text:h>
      <text:p text:style-name="P5"><text:span text:style-name="T1">A</text:span>dds a number x <text:span text:style-name="T1">i</text:span>nto the <text:span text:style-name="T1">first free spot in the </text:span>heap, <text:span text:style-name="T4">and up heap value put in.</text:span></text:p>
      <text:p text:style-name="P6">last_index++;</text:p>
      <text:p text:style-name="P6">heap[last_index] = x;</text:p>
      <text:p text:style-name="P10">upHeap(last_index);</text:p>
      <text:h text:style-name="Heading_20_3" text:outline-level="3"><text:bookmark-start text:name="__RefHeading___Toc341_2152874304"/>FindParent(x):<text:bookmark-end text:name="__RefHeading___Toc341_2152874304"/></text:h>
      <text:p text:style-name="P1">Returns the parent of node stored at position x. The parent index is found by using floor division on the position x.</text:p>
      <text:p text:style-name="P6">return x // 2;</text:p>
      <text:h text:style-name="Heading_20_3" text:outline-level="3"><text:bookmark-start text:name="__RefHeading___Toc343_2152874304"/>FindChild(x):<text:bookmark-end text:name="__RefHeading___Toc343_2152874304"/></text:h>
      <text:p text:style-name="P1">Returns the children of node stored at position x.</text:p>
      <text:p text:style-name="P6"><text:soft-page-break/>return [x * 2, (x * 2) + 1];</text:p>
      <text:h text:style-name="P38" text:outline-level="3"><text:bookmark-start text:name="__RefHeading___Toc345_2152874304"/>DeleteSmall():<text:bookmark-end text:name="__RefHeading___Toc345_2152874304"/></text:h>
      <text:p text:style-name="P1">Deletes the smallest value stored in the heap, setting its value to 0.</text:p>
      <text:p text:style-name="P16">starting_index = find_parent(last_index) + 1;</text:p>
      <text:p text:style-name="P16">smallest_value = heap[starting_index];</text:p>
      <text:p text:style-name="P16">smallest_value_index = starting_index;</text:p>
      <text:p text:style-name="P16"/>
      <text:p text:style-name="P16">for (int index = starting_index + 1; index &lt; last_index + 1; index++):</text:p>
      <text:p text:style-name="P16"><text:tab/>if (heap[index] &lt; smallest_value):</text:p>
      <text:p text:style-name="P16"><text:tab/><text:tab/>smallest_value = heap[index]</text:p>
      <text:p text:style-name="P16"><text:tab/><text:tab/>smallest_value_index = index</text:p>
      <text:p text:style-name="P16"/>
      <text:p text:style-name="P16">temp = heap[smallest_value_index];</text:p>
      <text:p text:style-name="P16">heap[smallest_value_index] = heap[last_index];</text:p>
      <text:p text:style-name="P16">heap[last_index] = temp;</text:p>
      <text:p text:style-name="P16"/>
      <text:p text:style-name="P17">heap[last_index] = 0;</text:p>
      <text:p text:style-name="P17">last_index--;</text:p>
      <text:p text:style-name="P17"/>
      <text:p text:style-name="P17">upHeap(smallest_value_index);</text:p>
      <text:h text:style-name="P34" text:outline-level="2"><text:bookmark-start text:name="__RefHeading___Toc347_2152874304"/>Example<text:bookmark-end text:name="__RefHeading___Toc347_2152874304"/></text:h>
      <text:p text:style-name="P27">Text</text:p>
      <text:h text:style-name="P33" text:outline-level="1"><text:bookmark-start text:name="__RefHeading___Toc331_2152874304 Copy 1"/><text:span text:style-name="T2">General Tree</text:span> Application<text:bookmark-end text:name="__RefHeading___Toc331_2152874304 Copy 1"/></text:h>
      <text:p text:style-name="P44">The general tree is a data structure that stores data in a sequential manner with variations like all of the moves in a game of noughts and crosses. There are many different ways to store a general tree but this application stores it using a left child, right sibling style.</text:p>
      <text:h text:style-name="P35" text:outline-level="2"><text:bookmark-start text:name="__RefHeading___Toc335_2152874304 Copy 1"/>Underlying Data Structures<text:bookmark-end text:name="__RefHeading___Toc335_2152874304 Copy 1"/></text:h>
      <text:p text:style-name="P27">Text</text:p>
      <text:h text:style-name="P35" text:outline-level="2"><text:bookmark-start text:name="__RefHeading___Toc337_2152874304 Copy 1"/><text:soft-page-break/>Operations<text:bookmark-end text:name="__RefHeading___Toc337_2152874304 Copy 1"/></text:h>
      <text:p text:style-name="P2">For all of the following operations it is assumed that the <text:span text:style-name="T2">root pointer </text:span>as <text:span text:style-name="T2">a </text:span>variable <text:span text:style-name="T2">is</text:span> known in the functions.</text:p>
      <text:h text:style-name="P40" text:outline-level="3"><text:bookmark-start text:name="__RefHeading___Toc339_2152874304 Copy 1"/><text:span text:style-name="T2">FindParent</text:span>(x):<text:bookmark-end text:name="__RefHeading___Toc339_2152874304 Copy 1"/></text:h>
      <text:p text:style-name="P22">Returns the parent of node x.</text:p>
      <text:p text:style-name="P8">return x.parent;</text:p>
      <text:h text:style-name="P40" text:outline-level="3"><text:bookmark-start text:name="__RefHeading___Toc343_2152874304 Copy 1"/>FindChild(x):<text:bookmark-end text:name="__RefHeading___Toc343_2152874304 Copy 1"/></text:h>
      <text:p text:style-name="P2">Returns the children of node x. <text:span text:style-name="T3">The left child is first gotten then all of its right siblings.</text:span></text:p>
      <text:p text:style-name="P9">children_list = [];</text:p>
      <text:p text:style-name="P9">current = x.left_child;</text:p>
      <text:p text:style-name="P9">while (current != null):</text:p>
      <text:p text:style-name="P9"><text:tab/>children_list.append(current);</text:p>
      <text:p text:style-name="P9"><text:tab/>current = current.right_sibling;</text:p>
      <text:p text:style-name="P7">return <text:span text:style-name="T3">children_list</text:span>;</text:p>
      <text:h text:style-name="P39" text:outline-level="3"><text:bookmark-start text:name="__RefHeading___Toc345_2152874304 Copy 1"/><text:span text:style-name="T2">FindSiblings</text:span>(<text:span text:style-name="T2">x</text:span>):<text:bookmark-end text:name="__RefHeading___Toc345_2152874304 Copy 1"/></text:h>
      <text:p text:style-name="P2">Returns the <text:span text:style-name="T2">siblings</text:span> of node x. <text:span text:style-name="T3">It gets the parent’s children, then removes itself from the list.</text:span></text:p>
      <text:p text:style-name="P9">siblings_list = FindChild(x.parent);</text:p>
      <text:p text:style-name="P9">siblings_list.remove(x);</text:p>
      <text:p text:style-name="P9">return siblings_list;</text:p>
      <text:h text:style-name="P35" text:outline-level="2"><text:bookmark-start text:name="__RefHeading___Toc347_2152874304 Copy 1"/>Example<text:bookmark-end text:name="__RefHeading___Toc347_2152874304 Copy 1"/></text:h>
      <text:p text:style-name="P42">Text</text:p>
      <text:h text:style-name="Heading_20_1" text:outline-level="1"><text:bookmark-start text:name="__RefHeading___Toc369_2152874304"/>Code Implementation<text:bookmark-end text:name="__RefHeading___Toc369_2152874304"/></text:h>
      <text:p text:style-name="P46">The Heap Application code implementation is below.</text:p>
      <text:p text:style-name="P46">The Heap class created has two variables, a values variable which in Python is a dynamic list, however in this application it is accessed used like it was a static array.<text:line-break/>The second variable called last_index is an integer which stores the index of the last value put in.</text:p>
      <text:h text:style-name="P41" text:outline-level="3">Sample Execution</text:h>
      <text:p text:style-name="P47"/>
      <text:h text:style-name="P36" text:outline-level="2"><text:bookmark-start text:name="__RefHeading___Toc371_2152874304"/><text:soft-page-break/>Functions<text:bookmark-end text:name="__RefHeading___Toc371_2152874304"/></text:h>
      <text:p text:style-name="P17">main() - runs the UI for the application.</text:p>
      <text:p text:style-name="P17">initialise_sample_heap() - creates a sample heap.</text:p>
      <text:p text:style-name="P17">Heap.increase_array_size(new_array_size: int) – increases the heap size by the specified amount.</text:p>
      <text:p text:style-name="P17">Heap.upheap(x: int) – up heaps the value at the index.</text:p>
      <text:p text:style-name="P17">Heap.insert(x: int) – inserts the number into the heap.</text:p>
      <text:p text:style-name="P17">Heap.find_parent(x: int) – returns the index of the parent of the given index of number.</text:p>
      <text:p text:style-name="P17">Heap.find_child(x: int) – returns the index of the children of the given index of number.</text:p>
      <text:p text:style-name="P17">Heap.delete_small() - deletes the smallest value from the heap.</text:p>
      <text:p text:style-name="P17">Heap.pretty_print_heap() - prints the heap out graphically.</text:p>
      <text:h text:style-name="P36" text:outline-level="2"><text:bookmark-start text:name="__RefHeading___Toc373_2152874304"/>Test Data<text:bookmark-end text:name="__RefHeading___Toc373_2152874304"/></text:h>
      <text:p text:style-name="P28"><text:span text:style-name="T8">T</text:span><text:span text:style-name="T7">he following data is used as testing data for the code application. The heap is pre-populated upon starting the program.</text:span></text:p>
      <text:p text:style-name="P17">Heap values in an array = [0, 82, 72, 40, 56, 61, 22, 30, 20, 51, 60, 2, 5, 19, 10, 13, 3, 15, 8, 11, 4, 16]</text:p>
      <text:h text:style-name="P36" text:outline-level="2"><text:bookmark-start text:name="__RefHeading___Toc375_2152874304"/>Full Code<text:bookmark-end text:name="__RefHeading___Toc375_2152874304"/></text:h>
      <text:p text:style-name="P11"><text:span text:style-name="T9">class</text:span><text:span text:style-name="T10"> </text:span><text:span text:style-name="T13">Heap</text:span><text:span text:style-name="T10">:</text:span></text:p>
      <text:p text:style-name="P23"><text:tab/># values is used as an array</text:p>
      <text:p text:style-name="P12"><text:span text:style-name="T10"><text:tab/>values: </text:span><text:span text:style-name="T13">list</text:span><text:span text:style-name="T10"> </text:span><text:span text:style-name="T14">=</text:span><text:span text:style-name="T10"> [</text:span><text:span text:style-name="T15">0</text:span><text:span text:style-name="T10">]</text:span></text:p>
      <text:p text:style-name="P23"><text:tab/># last_index is the position where the last value is</text:p>
      <text:p text:style-name="P12"><text:span text:style-name="T10"><text:tab/>last_index: </text:span><text:span text:style-name="T13">int</text:span><text:span text:style-name="T10"> </text:span><text:span text:style-name="T14">=</text:span><text:span text:style-name="T10"> </text:span><text:span text:style-name="T15">0</text:span></text:p>
      <text:p text:style-name="P14"/>
      <text:p text:style-name="P23"><text:tab/># increases the values size to the new array size</text:p>
      <text:p text:style-name="P12"><text:span text:style-name="T9"><text:tab/>def</text:span><text:span text:style-name="T10"> </text:span><text:span text:style-name="T16">increase_array_size</text:span><text:span text:style-name="T10">(</text:span><text:span text:style-name="T17">self</text:span><text:span text:style-name="T10">, </text:span><text:span text:style-name="T17">new_array_size</text:span><text:span text:style-name="T10">: </text:span><text:span text:style-name="T13">int</text:span><text:span text:style-name="T10">) -&gt; </text:span><text:span text:style-name="T9">None</text:span><text:span text:style-name="T10">:</text:span></text:p>
      <text:p text:style-name="P12"><text:span text:style-name="T18"><text:tab/><text:tab/>for</text:span><text:span text:style-name="T10"> index </text:span><text:span text:style-name="T18">in</text:span><text:span text:style-name="T10"> </text:span><text:span text:style-name="T16">range</text:span><text:span text:style-name="T10">(</text:span><text:span text:style-name="T16">len</text:span><text:span text:style-name="T10">(</text:span><text:span text:style-name="T9">self</text:span><text:span text:style-name="T10">.values), new_array_size):</text:span></text:p>
      <text:p text:style-name="P12"><text:span text:style-name="T9"><text:tab/><text:tab/><text:tab/>self</text:span><text:span text:style-name="T10">.values.append(</text:span><text:span text:style-name="T15">0</text:span><text:span text:style-name="T10">)</text:span></text:p>
      <text:p text:style-name="P14"/>
      <text:p text:style-name="P23"><text:tab/># up heaps value in given index</text:p>
      <text:p text:style-name="P12"><text:span text:style-name="T9"><text:tab/>def</text:span><text:span text:style-name="T10"> </text:span><text:span text:style-name="T16">up_heap</text:span><text:span text:style-name="T10">(</text:span><text:span text:style-name="T17">self</text:span><text:span text:style-name="T10">, </text:span><text:span text:style-name="T17">x</text:span><text:span text:style-name="T10">: </text:span><text:span text:style-name="T13">int</text:span><text:span text:style-name="T10">):</text:span></text:p>
      <text:p text:style-name="P12"><text:span text:style-name="T10"><text:tab/><text:tab/>parent_index: </text:span><text:span text:style-name="T13">int</text:span><text:span text:style-name="T10"> </text:span><text:span text:style-name="T14">=</text:span><text:span text:style-name="T10"> </text:span><text:span text:style-name="T9">self</text:span><text:span text:style-name="T10">.find_parent(x)</text:span></text:p>
      <text:p text:style-name="P12"><text:span text:style-name="T10"><text:tab/><text:tab/>current_index: </text:span><text:span text:style-name="T13">int</text:span><text:span text:style-name="T10"> </text:span><text:span text:style-name="T14">=</text:span><text:span text:style-name="T10"> x</text:span></text:p>
      <text:p text:style-name="P12"><text:span text:style-name="T18"><text:tab/><text:tab/>while</text:span><text:span text:style-name="T10"> parent_index </text:span><text:span text:style-name="T14">!=</text:span><text:span text:style-name="T10"> </text:span><text:span text:style-name="T15">0</text:span><text:span text:style-name="T10"> </text:span><text:span text:style-name="T9">and</text:span><text:span text:style-name="T10"> </text:span><text:span text:style-name="T9">self</text:span><text:span text:style-name="T10">.values[current_index] </text:span><text:span text:style-name="T14">&gt;</text:span><text:span text:style-name="T10"> <text:tab/><text:tab/><text:tab/></text:span><text:span text:style-name="T9">self</text:span><text:span text:style-name="T10">.values[parent_index]:</text:span></text:p>
      <text:p text:style-name="P23"><text:tab/><text:tab/><text:tab/># swapping values</text:p>
      <text:p text:style-name="P12"><text:span text:style-name="T9"><text:tab/><text:tab/><text:tab/>self</text:span><text:span text:style-name="T10">.values[parent_index], </text:span><text:span text:style-name="T9">self</text:span><text:span text:style-name="T10">.values[current_index] </text:span><text:span text:style-name="T14">=</text:span><text:span text:style-name="T10"> (</text:span></text:p>
      <text:p text:style-name="P12"><text:span text:style-name="T9"><text:tab/><text:tab/><text:tab/><text:tab/>self</text:span><text:span text:style-name="T10">.values[current_index],</text:span></text:p>
      <text:p text:style-name="P12"><text:span text:style-name="T9"><text:tab/><text:tab/><text:tab/><text:tab/>self</text:span><text:span text:style-name="T10">.values[parent_index],</text:span></text:p>
      <text:p text:style-name="P24"><text:tab/><text:tab/><text:tab/>)</text:p>
      <text:p text:style-name="P12"><text:span text:style-name="T10"><text:tab/><text:tab/><text:tab/>current_index </text:span><text:span text:style-name="T14">=</text:span><text:span text:style-name="T10"> parent_index</text:span></text:p>
      <text:p text:style-name="P12"><text:span text:style-name="T10"><text:tab/><text:tab/><text:tab/>parent_index </text:span><text:span text:style-name="T14">=</text:span><text:span text:style-name="T10"> </text:span><text:span text:style-name="T9">self</text:span><text:span text:style-name="T10">.find_parent(current_index)</text:span></text:p>
      <text:p text:style-name="P14"/>
      <text:p text:style-name="P23"><text:tab/># increases array size then inserts the new value, and up heaps</text:p>
      <text:p text:style-name="P12"><text:span text:style-name="T9"><text:tab/>def</text:span><text:span text:style-name="T10"> </text:span><text:span text:style-name="T16">insert</text:span><text:span text:style-name="T10">(</text:span><text:span text:style-name="T17">self</text:span><text:span text:style-name="T10">, </text:span><text:span text:style-name="T17">x</text:span><text:span text:style-name="T10">: </text:span><text:span text:style-name="T13">int</text:span><text:span text:style-name="T10">) -&gt; </text:span><text:span text:style-name="T9">None</text:span><text:span text:style-name="T10">:</text:span></text:p>
      <text:p text:style-name="P12"><text:span text:style-name="T9"><text:tab/><text:tab/>self</text:span><text:span text:style-name="T10">.last_index </text:span><text:span text:style-name="T14">+=</text:span><text:span text:style-name="T10"> </text:span><text:span text:style-name="T15">1</text:span></text:p>
      <text:p text:style-name="P12"><text:span text:style-name="T18"><text:tab/><text:tab/>if</text:span><text:span text:style-name="T10"> </text:span><text:span text:style-name="T9">self</text:span><text:span text:style-name="T10">.last_index </text:span><text:span text:style-name="T14">&gt;=</text:span><text:span text:style-name="T10"> </text:span><text:span text:style-name="T16">len</text:span><text:span text:style-name="T10">(</text:span><text:span text:style-name="T9">self</text:span><text:span text:style-name="T10">.values):</text:span></text:p>
      <text:p text:style-name="P12"><text:span text:style-name="T9"><text:tab/><text:tab/><text:tab/>self</text:span><text:span text:style-name="T10">.increase_array_size((</text:span><text:span text:style-name="T16">len</text:span><text:span text:style-name="T10">(</text:span><text:span text:style-name="T9">self</text:span><text:span text:style-name="T10">.values) </text:span><text:span text:style-name="T14">*</text:span><text:span text:style-name="T10"> </text:span><text:span text:style-name="T15">2</text:span><text:span text:style-name="T10">))</text:span></text:p>
      <text:p text:style-name="P14"/>
      <text:p text:style-name="P12"><text:soft-page-break/><text:span text:style-name="T9"><text:tab/><text:tab/>self</text:span><text:span text:style-name="T10">.values[</text:span><text:span text:style-name="T9">self</text:span><text:span text:style-name="T10">.last_index] </text:span><text:span text:style-name="T14">=</text:span><text:span text:style-name="T10"> x</text:span></text:p>
      <text:p text:style-name="P12"><text:span text:style-name="T9"><text:tab/><text:tab/>self</text:span><text:span text:style-name="T10">.up_heap(</text:span><text:span text:style-name="T9">self</text:span><text:span text:style-name="T10">.last_index)</text:span></text:p>
      <text:p text:style-name="P14"/>
      <text:p text:style-name="P23"><text:tab/># parent at floor division 2 of index given</text:p>
      <text:p text:style-name="P12"><text:span text:style-name="T9"><text:tab/>def</text:span><text:span text:style-name="T10"> </text:span><text:span text:style-name="T16">find_parent</text:span><text:span text:style-name="T10">(</text:span><text:span text:style-name="T17">self</text:span><text:span text:style-name="T10">, </text:span><text:span text:style-name="T17">x</text:span><text:span text:style-name="T10">: </text:span><text:span text:style-name="T13">int</text:span><text:span text:style-name="T10">) -&gt; </text:span><text:span text:style-name="T13">int</text:span><text:span text:style-name="T10">:</text:span></text:p>
      <text:p text:style-name="P12"><text:span text:style-name="T18"><text:tab/><text:tab/>return</text:span><text:span text:style-name="T10"> x </text:span><text:span text:style-name="T14">//</text:span><text:span text:style-name="T10"> </text:span><text:span text:style-name="T15">2</text:span></text:p>
      <text:p text:style-name="P14"/>
      <text:p text:style-name="P23"><text:tab/># returns the left and right child indexes</text:p>
      <text:p text:style-name="P12"><text:span text:style-name="T9"><text:tab/>def</text:span><text:span text:style-name="T10"> </text:span><text:span text:style-name="T16">find_child</text:span><text:span text:style-name="T10">(</text:span><text:span text:style-name="T17">self</text:span><text:span text:style-name="T10">, </text:span><text:span text:style-name="T17">x</text:span><text:span text:style-name="T10">: </text:span><text:span text:style-name="T13">int</text:span><text:span text:style-name="T10">) -&gt; </text:span><text:span text:style-name="T13">tuple</text:span><text:span text:style-name="T10">:</text:span></text:p>
      <text:p text:style-name="P12"><text:span text:style-name="T18"><text:tab/><text:tab/>return</text:span><text:span text:style-name="T10"> (x </text:span><text:span text:style-name="T14">*</text:span><text:span text:style-name="T10"> </text:span><text:span text:style-name="T15">2</text:span><text:span text:style-name="T10">, (x </text:span><text:span text:style-name="T14">*</text:span><text:span text:style-name="T10"> </text:span><text:span text:style-name="T15">2</text:span><text:span text:style-name="T10">) </text:span><text:span text:style-name="T14">+</text:span><text:span text:style-name="T10"> </text:span><text:span text:style-name="T15">1</text:span><text:span text:style-name="T10">)</text:span></text:p>
      <text:p text:style-name="P14"/>
      <text:p text:style-name="P23"><text:tab/># finds smallest value, swaps with last value and up heaps</text:p>
      <text:p text:style-name="P12"><text:span text:style-name="T9"><text:tab/>def</text:span><text:span text:style-name="T10"> </text:span><text:span text:style-name="T16">delete_small</text:span><text:span text:style-name="T10">(</text:span><text:span text:style-name="T17">self</text:span><text:span text:style-name="T10">) -&gt; </text:span><text:span text:style-name="T9">None</text:span><text:span text:style-name="T10">:</text:span></text:p>
      <text:p text:style-name="P12"><text:span text:style-name="T10"><text:tab/><text:tab/>starting_index: </text:span><text:span text:style-name="T13">int</text:span><text:span text:style-name="T10"> </text:span><text:span text:style-name="T14">=</text:span><text:span text:style-name="T10"> </text:span><text:span text:style-name="T9">self</text:span><text:span text:style-name="T10">.find_parent(</text:span><text:span text:style-name="T9">self</text:span><text:span text:style-name="T10">.last_index) </text:span><text:span text:style-name="T14">+</text:span><text:span text:style-name="T10"> </text:span><text:span text:style-name="T15">1</text:span></text:p>
      <text:p text:style-name="P12"><text:span text:style-name="T10"><text:tab/><text:tab/>smallest_value: </text:span><text:span text:style-name="T13">int</text:span><text:span text:style-name="T10"> </text:span><text:span text:style-name="T14">=</text:span><text:span text:style-name="T10"> </text:span><text:span text:style-name="T9">self</text:span><text:span text:style-name="T10">.values[starting_index]</text:span></text:p>
      <text:p text:style-name="P12"><text:span text:style-name="T10"><text:tab/><text:tab/>smallest_value_index: </text:span><text:span text:style-name="T13">int</text:span><text:span text:style-name="T10"> </text:span><text:span text:style-name="T14">=</text:span><text:span text:style-name="T10"> starting_index</text:span></text:p>
      <text:p text:style-name="P14"/>
      <text:p text:style-name="P23"><text:tab/><text:tab/># loops through all leaf nodes</text:p>
      <text:p text:style-name="P12"><text:span text:style-name="T18"><text:tab/><text:tab/>for</text:span><text:span text:style-name="T10"> index </text:span><text:span text:style-name="T18">in</text:span><text:span text:style-name="T10"> </text:span><text:span text:style-name="T16">range</text:span><text:span text:style-name="T10">(starting_index </text:span><text:span text:style-name="T14">+</text:span><text:span text:style-name="T10"> </text:span><text:span text:style-name="T15">1</text:span><text:span text:style-name="T10">, </text:span><text:span text:style-name="T9">self</text:span><text:span text:style-name="T10">.last_index </text:span><text:span text:style-name="T14">+</text:span><text:span text:style-name="T10"> </text:span><text:span text:style-name="T15">1</text:span><text:span text:style-name="T10">):</text:span></text:p>
      <text:p text:style-name="P12"><text:span text:style-name="T18"><text:tab/><text:tab/><text:tab/>if</text:span><text:span text:style-name="T10"> </text:span><text:span text:style-name="T9">self</text:span><text:span text:style-name="T10">.values[index] </text:span><text:span text:style-name="T14">&lt;</text:span><text:span text:style-name="T10"> smallest_value:</text:span></text:p>
      <text:p text:style-name="P12"><text:span text:style-name="T10"><text:tab/><text:tab/><text:tab/><text:tab/>smallest_value </text:span><text:span text:style-name="T14">=</text:span><text:span text:style-name="T10"> </text:span><text:span text:style-name="T9">self</text:span><text:span text:style-name="T10">.values[index]</text:span></text:p>
      <text:p text:style-name="P12"><text:span text:style-name="T10"><text:tab/><text:tab/><text:tab/><text:tab/>smallest_value_index </text:span><text:span text:style-name="T14">=</text:span><text:span text:style-name="T10"> index</text:span></text:p>
      <text:p text:style-name="P14"/>
      <text:p text:style-name="P23"><text:tab/><text:tab/># swapping values</text:p>
      <text:p text:style-name="P12"><text:span text:style-name="T9"><text:tab/><text:tab/>self</text:span><text:span text:style-name="T10">.values[smallest_value_index], </text:span><text:span text:style-name="T9">self</text:span><text:span text:style-name="T10">.values[</text:span><text:span text:style-name="T9">self</text:span><text:span text:style-name="T10">.last_index] </text:span><text:span text:style-name="T14">=</text:span><text:span text:style-name="T10"> (</text:span></text:p>
      <text:p text:style-name="P12"><text:span text:style-name="T9"><text:tab/><text:tab/><text:tab/>self</text:span><text:span text:style-name="T10">.values[</text:span><text:span text:style-name="T9">self</text:span><text:span text:style-name="T10">.last_index],</text:span></text:p>
      <text:p text:style-name="P12"><text:span text:style-name="T9"><text:tab/><text:tab/><text:tab/>self</text:span><text:span text:style-name="T10">.values[smallest_value_index],</text:span></text:p>
      <text:p text:style-name="P24"><text:tab/><text:tab/>)</text:p>
      <text:p text:style-name="P14"/>
      <text:p text:style-name="P23"><text:tab/><text:tab/># delete value</text:p>
      <text:p text:style-name="P12"><text:span text:style-name="T9"><text:tab/><text:tab/>self</text:span><text:span text:style-name="T10">.values[</text:span><text:span text:style-name="T9">self</text:span><text:span text:style-name="T10">.last_index] </text:span><text:span text:style-name="T14">=</text:span><text:span text:style-name="T10"> </text:span><text:span text:style-name="T15">0</text:span></text:p>
      <text:p text:style-name="P12"><text:span text:style-name="T9"><text:tab/><text:tab/>self</text:span><text:span text:style-name="T10">.last_index </text:span><text:span text:style-name="T14">-=</text:span><text:span text:style-name="T10"> </text:span><text:span text:style-name="T15">1</text:span></text:p>
      <text:p text:style-name="P14"/>
      <text:p text:style-name="P12"><text:span text:style-name="T9"><text:tab/><text:tab/>self</text:span><text:span text:style-name="T10">.up_heap(smallest_value_index)</text:span></text:p>
      <text:p text:style-name="P14"/>
      <text:p text:style-name="P23"><text:tab/># prints the heap graphically</text:p>
      <text:p text:style-name="P12"><text:span text:style-name="T9"><text:tab/>def</text:span><text:span text:style-name="T10"> </text:span><text:span text:style-name="T16">pretty_print_heap</text:span><text:span text:style-name="T10">(</text:span><text:span text:style-name="T17">self</text:span><text:span text:style-name="T10">) -&gt; </text:span><text:span text:style-name="T9">None</text:span><text:span text:style-name="T10">:</text:span></text:p>
      <text:p text:style-name="P12"><text:span text:style-name="T16"><text:tab/><text:tab/>print</text:span><text:span text:style-name="T10">(</text:span><text:span text:style-name="T9">"INFO: The graphical print may break when there are many values in the heap, or the values are too big."</text:span><text:span text:style-name="T10">)</text:span></text:p>
      <text:p text:style-name="P12"><text:span text:style-name="T10"><text:tab/><text:tab/>print_lines_list: </text:span><text:span text:style-name="T13">list</text:span><text:span text:style-name="T10"> </text:span><text:span text:style-name="T14">=</text:span><text:span text:style-name="T10"> []</text:span></text:p>
      <text:p text:style-name="P23"><text:tab/><text:tab/># keeps track of multiples of 2</text:p>
      <text:p text:style-name="P12"><text:span text:style-name="T10"><text:tab/><text:tab/>current_multiple: </text:span><text:span text:style-name="T13">int</text:span><text:span text:style-name="T10"> </text:span><text:span text:style-name="T14">=</text:span><text:span text:style-name="T10"> </text:span><text:span text:style-name="T15">1</text:span></text:p>
      <text:p text:style-name="P12"><text:span text:style-name="T10"><text:tab/><text:tab/>longest_number_length: </text:span><text:span text:style-name="T13">int</text:span><text:span text:style-name="T10"> </text:span><text:span text:style-name="T14">=</text:span><text:span text:style-name="T10"> </text:span><text:span text:style-name="T15">0</text:span></text:p>
      <text:p text:style-name="P12"><text:span text:style-name="T10"><text:tab/><text:tab/>counter: </text:span><text:span text:style-name="T13">int</text:span><text:span text:style-name="T10"> </text:span><text:span text:style-name="T14">=</text:span><text:span text:style-name="T10"> </text:span><text:span text:style-name="T15">1</text:span></text:p>
      <text:p text:style-name="P14"/>
      <text:p text:style-name="P23"><text:tab/><text:tab/># organises values to print out</text:p>
      <text:p text:style-name="P12"><text:span text:style-name="T18"><text:tab/><text:tab/>for</text:span><text:span text:style-name="T10"> index </text:span><text:span text:style-name="T18">in</text:span><text:span text:style-name="T10"> </text:span><text:span text:style-name="T16">range</text:span><text:span text:style-name="T10">(</text:span><text:span text:style-name="T15">1</text:span><text:span text:style-name="T10">, </text:span><text:span text:style-name="T9">self</text:span><text:span text:style-name="T10">.last_index </text:span><text:span text:style-name="T14">+</text:span><text:span text:style-name="T10"> </text:span><text:span text:style-name="T15">1</text:span><text:span text:style-name="T10">):</text:span></text:p>
      <text:p text:style-name="P12"><text:span text:style-name="T18"><text:tab/><text:tab/><text:tab/>if</text:span><text:span text:style-name="T10"> index </text:span><text:span text:style-name="T14">==</text:span><text:span text:style-name="T10"> current_multiple:</text:span></text:p>
      <text:p text:style-name="P12"><text:span text:style-name="T10"><text:tab/><text:tab/><text:tab/><text:tab/>print_lines_list.append([</text:span><text:span text:style-name="T9">" "</text:span><text:span text:style-name="T10">, </text:span><text:span text:style-name="T13">str</text:span><text:span text:style-name="T10">(</text:span><text:span text:style-name="T9">self</text:span><text:span text:style-name="T10">.values[index])])</text:span></text:p>
      <text:p text:style-name="P12"><text:span text:style-name="T10"><text:tab/><text:tab/><text:tab/><text:tab/>current_multiple </text:span><text:span text:style-name="T14">*=</text:span><text:span text:style-name="T10"> </text:span><text:span text:style-name="T15">2</text:span></text:p>
      <text:p text:style-name="P12"><text:span text:style-name="T10"><text:tab/><text:tab/><text:tab/><text:tab/>counter </text:span><text:span text:style-name="T14">=</text:span><text:span text:style-name="T10"> counter </text:span><text:span text:style-name="T14">*</text:span><text:span text:style-name="T10"> </text:span><text:span text:style-name="T15">2</text:span><text:span text:style-name="T10"> </text:span><text:span text:style-name="T14">+</text:span><text:span text:style-name="T10"> </text:span><text:span text:style-name="T15">1</text:span></text:p>
      <text:p text:style-name="P12"><text:span text:style-name="T18"><text:tab/><text:tab/><text:tab/>else</text:span><text:span text:style-name="T10">:</text:span></text:p>
      <text:p text:style-name="P23"><text:tab/><text:tab/><text:tab/><text:tab/># add to last line</text:p>
      <text:p text:style-name="P12"><text:span text:style-name="T10"><text:tab/><text:tab/><text:tab/><text:tab/>print_lines_list[</text:span><text:span text:style-name="T14">-</text:span><text:span text:style-name="T15">1</text:span><text:span text:style-name="T10">].append(</text:span><text:span text:style-name="T9">" "</text:span><text:span text:style-name="T10">)</text:span></text:p>
      <text:p text:style-name="P12"><text:span text:style-name="T10"><text:tab/><text:tab/><text:tab/><text:tab/></text:span><text:span text:style-name="T11">p</text:span><text:span text:style-name="T10">rint_lines_list[</text:span><text:span text:style-name="T14">-</text:span><text:span text:style-name="T15">1</text:span><text:span text:style-name="T10">].append(</text:span><text:span text:style-name="T9">self</text:span><text:span text:style-name="T10">.values[index])</text:span></text:p>
      <text:p text:style-name="P12"><text:span text:style-name="T18"><text:tab/><text:tab/><text:tab/>if</text:span><text:span text:style-name="T10"> longest_number_length </text:span><text:span text:style-name="T14">&lt;</text:span><text:span text:style-name="T10"> </text:span><text:span text:style-name="T16">len</text:span><text:span text:style-name="T10">(</text:span><text:span text:style-name="T13">str</text:span><text:span text:style-name="T10">(</text:span><text:span text:style-name="T9">self</text:span><text:span text:style-name="T10">.values[index])):</text:span></text:p>
      <text:p text:style-name="P12"><text:span text:style-name="T10"><text:tab/><text:tab/><text:tab/><text:tab/>longest_number_length </text:span><text:span text:style-name="T14">=</text:span><text:span text:style-name="T10"> </text:span><text:span text:style-name="T16">len</text:span><text:span text:style-name="T10">(</text:span><text:span text:style-name="T13">str</text:span><text:span text:style-name="T10">(</text:span><text:span text:style-name="T9">self</text:span><text:span text:style-name="T10">.values[index]))</text:span></text:p>
      <text:p text:style-name="P14"/>
      <text:p text:style-name="P12"><text:span text:style-name="T10"><text:tab/><text:tab/>counter </text:span><text:span text:style-name="T14">//=</text:span><text:span text:style-name="T10"> </text:span><text:span text:style-name="T15">2</text:span></text:p>
      <text:p text:style-name="P12"><text:span text:style-name="T10"><text:tab/><text:tab/>other_counter: </text:span><text:span text:style-name="T13">int</text:span><text:span text:style-name="T10"> </text:span><text:span text:style-name="T14">=</text:span><text:span text:style-name="T10"> </text:span><text:span text:style-name="T16">len</text:span><text:span text:style-name="T10">(print_lines_list)</text:span></text:p>
      <text:p text:style-name="P12"><text:span text:style-name="T18"><text:tab/><text:tab/>for</text:span><text:span text:style-name="T10"> line </text:span><text:span text:style-name="T18">in</text:span><text:span text:style-name="T10"> print_lines_list:</text:span></text:p>
      <text:p text:style-name="P23"><text:tab/><text:tab/><text:tab/><text:tab/># prints out markers whether each node is a left or right child</text:p>
      <text:p text:style-name="P12"><text:span text:style-name="T18"><text:tab/><text:tab/><text:tab/><text:tab/>if</text:span><text:span text:style-name="T10"> </text:span><text:span text:style-name="T16">len</text:span><text:span text:style-name="T10">(line) </text:span><text:span text:style-name="T14">!=</text:span><text:span text:style-name="T10"> </text:span><text:span text:style-name="T15">2</text:span><text:span text:style-name="T10">:</text:span></text:p>
      <text:p text:style-name="P12"><text:span text:style-name="T10"><text:tab/><text:tab/><text:tab/><text:tab/><text:tab/>left: </text:span><text:span text:style-name="T13">bool</text:span><text:span text:style-name="T10"> </text:span><text:span text:style-name="T14">=</text:span><text:span text:style-name="T10"> </text:span><text:span text:style-name="T9">True</text:span></text:p>
      <text:p text:style-name="P12"><text:span text:style-name="T18"><text:tab/><text:tab/><text:tab/><text:tab/><text:tab/>for</text:span><text:span text:style-name="T10"> index </text:span><text:span text:style-name="T18">in</text:span><text:span text:style-name="T10"> </text:span><text:span text:style-name="T16">range</text:span><text:span text:style-name="T10">(</text:span><text:span text:style-name="T16">len</text:span><text:span text:style-name="T10">(line)):</text:span></text:p>
      <text:p text:style-name="P12"><text:span text:style-name="T18"><text:tab/><text:tab/><text:tab/><text:tab/><text:tab/><text:tab/>if</text:span><text:span text:style-name="T10"> line[index] </text:span><text:span text:style-name="T14">==</text:span><text:span text:style-name="T10"> </text:span><text:span text:style-name="T9">" "</text:span><text:span text:style-name="T10">:</text:span></text:p>
      <text:p text:style-name="P12"><text:span text:style-name="T18"><text:tab/><text:tab/><text:tab/><text:tab/><text:tab/><text:tab/><text:tab/>if</text:span><text:span text:style-name="T10"> index </text:span><text:span text:style-name="T14">==</text:span><text:span text:style-name="T10"> </text:span><text:span text:style-name="T15">0</text:span><text:span text:style-name="T10">:</text:span></text:p>
      <text:p text:style-name="P12"><text:span text:style-name="T16"><text:tab/><text:tab/><text:tab/><text:tab/><text:tab/><text:tab/><text:tab/><text:tab/>print</text:span><text:span text:style-name="T10">(</text:span></text:p>
      <text:p text:style-name="P26"><text:tab/><text:tab/><text:tab/><text:tab/><text:tab/><text:tab/><text:tab/><text:tab/><text:tab/>" "</text:p>
      <text:p text:style-name="P12"><text:span text:style-name="T14"><text:tab/><text:tab/><text:tab/><text:tab/><text:tab/><text:tab/><text:tab/><text:tab/><text:tab/>*</text:span><text:span text:style-name="T10"> (</text:span></text:p>
      <text:p text:style-name="P12"><text:span text:style-name="T10"><text:tab/><text:tab/><text:tab/><text:tab/><text:tab/><text:tab/><text:tab/><text:tab/><text:tab/>counter </text:span><text:span text:style-name="T14">*</text:span><text:span text:style-name="T10"> longest_number_length</text:span></text:p>
      <text:p text:style-name="P12"><text:span text:style-name="T14"><text:tab/><text:tab/><text:tab/><text:tab/><text:tab/><text:tab/><text:tab/><text:tab/><text:tab/>-</text:span><text:span text:style-name="T10"> (</text:span><text:span text:style-name="T15">2</text:span><text:span text:style-name="T14">**</text:span><text:span text:style-name="T10">other_counter)</text:span></text:p>
      <text:p text:style-name="P24"><text:tab/><text:tab/><text:tab/><text:tab/><text:tab/><text:tab/><text:tab/><text:tab/><text:tab/>),</text:p>
      <text:p text:style-name="P12"><text:span text:style-name="T17"><text:tab/><text:tab/><text:tab/><text:tab/><text:tab/><text:tab/><text:tab/><text:tab/><text:tab/>end</text:span><text:span text:style-name="T14">=</text:span><text:span text:style-name="T9">""</text:span><text:span text:style-name="T10">,</text:span></text:p>
      <text:p text:style-name="P24"><text:tab/><text:tab/><text:tab/><text:tab/><text:tab/><text:tab/><text:tab/><text:tab/>)</text:p>
      <text:p text:style-name="P12"><text:span text:style-name="T18"><text:tab/><text:tab/><text:tab/><text:tab/><text:tab/><text:tab/><text:tab/>else</text:span><text:span text:style-name="T10">:</text:span></text:p>
      <text:p text:style-name="P13"><text:span text:style-name="T16"><text:tab/><text:tab/><text:tab/><text:tab/><text:tab/><text:tab/><text:tab/><text:tab/>print</text:span><text:span text:style-name="T10">(</text:span><text:span text:style-name="T9">" "</text:span><text:span text:style-name="T10"> </text:span><text:span text:style-name="T14">*</text:span><text:span text:style-name="T10"> (</text:span></text:p>
      <text:p text:style-name="P13"><text:soft-page-break/><text:span text:style-name="T10"><text:tab/><text:tab/><text:tab/><text:tab/><text:tab/><text:tab/><text:tab/><text:tab/>counter </text:span><text:span text:style-name="T14">*</text:span><text:span text:style-name="T10"> longest_number_length), </text:span><text:span text:style-name="T17">end</text:span><text:span text:style-name="T14">=</text:span><text:span text:style-name="T9">""</text:span><text:span text:style-name="T10">)</text:span></text:p>
      <text:p text:style-name="P12"><text:span text:style-name="T18"><text:tab/><text:tab/><text:tab/><text:tab/><text:tab/><text:tab/>else</text:span><text:span text:style-name="T10">:</text:span></text:p>
      <text:p text:style-name="P12"><text:span text:style-name="T16"><text:tab/><text:tab/><text:tab/><text:tab/><text:tab/><text:tab/><text:tab/>print</text:span><text:span text:style-name="T10">(</text:span><text:span text:style-name="T9">" "</text:span><text:span text:style-name="T10"> </text:span><text:span text:style-name="T14">*</text:span><text:span text:style-name="T10"> (longest_number_length </text:span><text:span text:style-name="T14">-</text:span><text:span text:style-name="T10"> </text:span><text:span text:style-name="T15">1</text:span><text:span text:style-name="T10">), </text:span><text:span text:style-name="T17">end</text:span><text:span text:style-name="T14">=</text:span><text:span text:style-name="T9">""</text:span><text:span text:style-name="T10">)</text:span></text:p>
      <text:p text:style-name="P12"><text:span text:style-name="T18"><text:tab/><text:tab/><text:tab/><text:tab/><text:tab/><text:tab/><text:tab/>if</text:span><text:span text:style-name="T10"> left:</text:span></text:p>
      <text:p text:style-name="P12"><text:span text:style-name="T16"><text:tab/><text:tab/><text:tab/><text:tab/><text:tab/><text:tab/><text:tab/><text:tab/>print</text:span><text:span text:style-name="T10">(</text:span><text:span text:style-name="T9">"/"</text:span><text:span text:style-name="T10">, </text:span><text:span text:style-name="T17">end</text:span><text:span text:style-name="T14">=</text:span><text:span text:style-name="T9">""</text:span><text:span text:style-name="T10">)</text:span></text:p>
      <text:p text:style-name="P12"><text:span text:style-name="T18"><text:tab/><text:tab/><text:tab/><text:tab/><text:tab/><text:tab/><text:tab/>else</text:span><text:span text:style-name="T10">:</text:span></text:p>
      <text:p text:style-name="P12"><text:span text:style-name="T16"><text:tab/><text:tab/><text:tab/><text:tab/><text:tab/><text:tab/><text:tab/><text:tab/>print</text:span><text:span text:style-name="T10">(</text:span><text:span text:style-name="T9">"</text:span><text:span text:style-name="T19">\\</text:span><text:span text:style-name="T9">"</text:span><text:span text:style-name="T10">, </text:span><text:span text:style-name="T17">end</text:span><text:span text:style-name="T14">=</text:span><text:span text:style-name="T9">""</text:span><text:span text:style-name="T10">)</text:span></text:p>
      <text:p text:style-name="P12"><text:span text:style-name="T10"><text:tab/><text:tab/><text:tab/><text:tab/><text:tab/><text:tab/><text:tab/>left </text:span><text:span text:style-name="T14">=</text:span><text:span text:style-name="T10"> </text:span><text:span text:style-name="T9">not</text:span><text:span text:style-name="T10"> left</text:span></text:p>
      <text:p text:style-name="P12"><text:span text:style-name="T16"><text:tab/><text:tab/><text:tab/><text:tab/><text:tab/>print</text:span><text:span text:style-name="T10">()</text:span></text:p>
      <text:p text:style-name="P14"/>
      <text:p text:style-name="P23"><text:tab/><text:tab/><text:tab/><text:tab/># prints out values</text:p>
      <text:p text:style-name="P12"><text:span text:style-name="T18"><text:tab/><text:tab/><text:tab/><text:tab/>for</text:span><text:span text:style-name="T10"> index </text:span><text:span text:style-name="T18">in</text:span><text:span text:style-name="T10"> </text:span><text:span text:style-name="T16">range</text:span><text:span text:style-name="T10">(</text:span><text:span text:style-name="T16">len</text:span><text:span text:style-name="T10">(line)):</text:span></text:p>
      <text:p text:style-name="P12"><text:span text:style-name="T18"><text:tab/><text:tab/><text:tab/><text:tab/><text:tab/>if</text:span><text:span text:style-name="T10"> line[index] </text:span><text:span text:style-name="T14">==</text:span><text:span text:style-name="T10"> </text:span><text:span text:style-name="T9">" "</text:span><text:span text:style-name="T10">:</text:span></text:p>
      <text:p text:style-name="P12"><text:span text:style-name="T18"><text:tab/><text:tab/><text:tab/><text:tab/><text:tab/><text:tab/>if</text:span><text:span text:style-name="T10"> index </text:span><text:span text:style-name="T14">==</text:span><text:span text:style-name="T10"> </text:span><text:span text:style-name="T15">0</text:span><text:span text:style-name="T10">:</text:span></text:p>
      <text:p text:style-name="P12"><text:span text:style-name="T16"><text:tab/><text:tab/><text:tab/><text:tab/><text:tab/><text:tab/><text:tab/>print</text:span><text:span text:style-name="T10">(</text:span></text:p>
      <text:p text:style-name="P26"><text:tab/><text:tab/><text:tab/><text:tab/><text:tab/><text:tab/><text:tab/><text:tab/>" "</text:p>
      <text:p text:style-name="P13"><text:span text:style-name="T14"><text:tab/><text:tab/><text:tab/><text:tab/><text:tab/><text:tab/><text:tab/><text:tab/>*</text:span><text:span text:style-name="T10"> (</text:span></text:p>
      <text:p text:style-name="P13"><text:span text:style-name="T10"><text:tab/><text:tab/><text:tab/><text:tab/><text:tab/><text:tab/><text:tab/><text:tab/>counter </text:span><text:span text:style-name="T14">*</text:span><text:span text:style-name="T10"> longest_number_length</text:span></text:p>
      <text:p text:style-name="P13"><text:span text:style-name="T10"><text:tab/><text:tab/><text:tab/><text:tab/><text:tab/><text:tab/><text:tab/><text:tab/></text:span><text:span text:style-name="T14">-</text:span><text:span text:style-name="T10"> (</text:span><text:span text:style-name="T15">2</text:span><text:span text:style-name="T14">**</text:span><text:span text:style-name="T10">other_counter)),</text:span></text:p>
      <text:p text:style-name="P12"><text:span text:style-name="T17"><text:tab/><text:tab/><text:tab/><text:tab/><text:tab/><text:tab/><text:tab/><text:tab/>end</text:span><text:span text:style-name="T14">=</text:span><text:span text:style-name="T9">""</text:span><text:span text:style-name="T10">,</text:span></text:p>
      <text:p text:style-name="P24"><text:tab/><text:tab/><text:tab/><text:tab/><text:tab/><text:tab/><text:tab/>)</text:p>
      <text:p text:style-name="P12"><text:span text:style-name="T18"><text:tab/><text:tab/><text:tab/><text:tab/><text:tab/><text:tab/>else</text:span><text:span text:style-name="T10">:</text:span></text:p>
      <text:p text:style-name="P13"><text:span text:style-name="T16"><text:tab/><text:tab/><text:tab/><text:tab/><text:tab/><text:tab/><text:tab/>print</text:span><text:span text:style-name="T10">(</text:span><text:span text:style-name="T9">" "</text:span><text:span text:style-name="T10"> </text:span><text:span text:style-name="T14">*</text:span><text:span text:style-name="T10"> (</text:span></text:p>
      <text:p text:style-name="P13"><text:span text:style-name="T10"><text:tab/><text:tab/><text:tab/><text:tab/><text:tab/><text:tab/><text:tab/><text:tab/>counter </text:span><text:span text:style-name="T14">*</text:span><text:span text:style-name="T10"> longest_number_length), </text:span><text:span text:style-name="T17">end</text:span><text:span text:style-name="T14">=</text:span><text:span text:style-name="T9">""</text:span><text:span text:style-name="T10">)</text:span></text:p>
      <text:p text:style-name="P12"><text:span text:style-name="T18"><text:tab/><text:tab/><text:tab/><text:tab/><text:tab/>else</text:span><text:span text:style-name="T10">:</text:span></text:p>
      <text:p text:style-name="P13"><text:span text:style-name="T16"><text:tab/><text:tab/><text:tab/><text:tab/><text:tab/><text:tab/>print</text:span><text:span text:style-name="T10">(</text:span><text:span text:style-name="T9">" "</text:span><text:span text:style-name="T10"> </text:span><text:span text:style-name="T14">*</text:span><text:span text:style-name="T10"> (</text:span></text:p>
      <text:p text:style-name="P30"><text:tab/><text:tab/><text:tab/><text:tab/><text:tab/><text:tab/><text:tab/>longest_number_length</text:p>
      <text:p text:style-name="P13"><text:span text:style-name="T10"><text:tab/><text:tab/><text:tab/><text:tab/><text:tab/><text:tab/><text:tab/></text:span><text:span text:style-name="T14">-</text:span><text:span text:style-name="T10"> </text:span><text:span text:style-name="T16">len</text:span><text:span text:style-name="T10">(</text:span><text:span text:style-name="T13">str</text:span><text:span text:style-name="T10">(line[index]))), </text:span><text:span text:style-name="T17">end</text:span><text:span text:style-name="T14">=</text:span><text:span text:style-name="T9">""</text:span><text:span text:style-name="T10">)</text:span></text:p>
      <text:p text:style-name="P12"><text:span text:style-name="T16"><text:tab/><text:tab/><text:tab/><text:tab/><text:tab/><text:tab/>print</text:span><text:span text:style-name="T10">(line[index], </text:span><text:span text:style-name="T17">end</text:span><text:span text:style-name="T14">=</text:span><text:span text:style-name="T9">""</text:span><text:span text:style-name="T10">)</text:span></text:p>
      <text:p text:style-name="P12"><text:span text:style-name="T16"><text:tab/><text:tab/><text:tab/><text:tab/>print</text:span><text:span text:style-name="T10">()</text:span></text:p>
      <text:p text:style-name="P12"><text:span text:style-name="T10"><text:tab/><text:tab/><text:tab/><text:tab/>counter </text:span><text:span text:style-name="T14">//=</text:span><text:span text:style-name="T10"> </text:span><text:span text:style-name="T15">2</text:span></text:p>
      <text:p text:style-name="P12"><text:span text:style-name="T10"><text:tab/><text:tab/><text:tab/><text:tab/>other_counter </text:span><text:span text:style-name="T14">-=</text:span><text:span text:style-name="T10"> </text:span><text:span text:style-name="T15">1</text:span></text:p>
      <text:p text:style-name="P14"/>
      <text:p text:style-name="P12"><text:span text:style-name="T9">def</text:span><text:span text:style-name="T10"> </text:span><text:span text:style-name="T16">initialise_sample_heap</text:span><text:span text:style-name="T10">() -&gt; Heap:</text:span></text:p>
      <text:p text:style-name="P12"><text:span text:style-name="T10"><text:tab/>heap: Heap </text:span><text:span text:style-name="T14">=</text:span><text:span text:style-name="T10"> Heap()</text:span></text:p>
      <text:p text:style-name="P12"><text:span text:style-name="T10"><text:tab/>heap.insert(</text:span><text:span text:style-name="T15">30</text:span><text:span text:style-name="T10">)</text:span></text:p>
      <text:p text:style-name="P12"><text:span text:style-name="T10"><text:tab/>heap.insert(</text:span><text:span text:style-name="T15">20</text:span><text:span text:style-name="T10">)</text:span></text:p>
      <text:p text:style-name="P12"><text:span text:style-name="T10"><text:tab/>heap.insert(</text:span><text:span text:style-name="T15">5</text:span><text:span text:style-name="T10">)</text:span></text:p>
      <text:p text:style-name="P12"><text:span text:style-name="T10"><text:tab/>heap.insert(</text:span><text:span text:style-name="T15">15</text:span><text:span text:style-name="T10">)</text:span></text:p>
      <text:p text:style-name="P12"><text:span text:style-name="T10"><text:tab/>heap.insert(</text:span><text:span text:style-name="T15">16</text:span><text:span text:style-name="T10">)</text:span></text:p>
      <text:p text:style-name="P12"><text:span text:style-name="T10"><text:tab/>heap.insert(</text:span><text:span text:style-name="T15">22</text:span><text:span text:style-name="T10">)</text:span></text:p>
      <text:p text:style-name="P12"><text:span text:style-name="T10"><text:tab/>heap.insert(</text:span><text:span text:style-name="T15">10</text:span><text:span text:style-name="T10">)</text:span></text:p>
      <text:p text:style-name="P12"><text:span text:style-name="T10"><text:tab/>heap.insert(</text:span><text:span text:style-name="T15">3</text:span><text:span text:style-name="T10">)</text:span></text:p>
      <text:p text:style-name="P12"><text:span text:style-name="T10"><text:tab/>heap.insert(</text:span><text:span text:style-name="T15">8</text:span><text:span text:style-name="T10">)</text:span></text:p>
      <text:p text:style-name="P12"><text:span text:style-name="T10"><text:tab/>heap.insert(</text:span><text:span text:style-name="T15">4</text:span><text:span text:style-name="T10">)</text:span></text:p>
      <text:p text:style-name="P12"><text:span text:style-name="T10"><text:tab/>heap.insert(</text:span><text:span text:style-name="T15">2</text:span><text:span text:style-name="T10">)</text:span></text:p>
      <text:p text:style-name="P12"><text:span text:style-name="T10"><text:tab/>heap.insert(</text:span><text:span text:style-name="T15">19</text:span><text:span text:style-name="T10">)</text:span></text:p>
      <text:p text:style-name="P12"><text:span text:style-name="T10"><text:tab/>heap.insert(</text:span><text:span text:style-name="T15">51</text:span><text:span text:style-name="T10">)</text:span></text:p>
      <text:p text:style-name="P12"><text:span text:style-name="T10"><text:tab/>heap.insert(</text:span><text:span text:style-name="T15">40</text:span><text:span text:style-name="T10">)</text:span></text:p>
      <text:p text:style-name="P12"><text:span text:style-name="T10"><text:tab/>heap.insert(</text:span><text:span text:style-name="T15">13</text:span><text:span text:style-name="T10">)</text:span></text:p>
      <text:p text:style-name="P12"><text:span text:style-name="T10"><text:tab/>heap.insert(</text:span><text:span text:style-name="T15">56</text:span><text:span text:style-name="T10">)</text:span></text:p>
      <text:p text:style-name="P12"><text:span text:style-name="T10"><text:tab/>heap.insert(</text:span><text:span text:style-name="T15">60</text:span><text:span text:style-name="T10">)</text:span></text:p>
      <text:p text:style-name="P12"><text:span text:style-name="T10"><text:tab/>heap.insert(</text:span><text:span text:style-name="T15">11</text:span><text:span text:style-name="T10">)</text:span></text:p>
      <text:p text:style-name="P12"><text:span text:style-name="T10"><text:tab/>heap.insert(</text:span><text:span text:style-name="T15">72</text:span><text:span text:style-name="T10">)</text:span></text:p>
      <text:p text:style-name="P12"><text:span text:style-name="T10"><text:tab/>heap.insert(</text:span><text:span text:style-name="T15">61</text:span><text:span text:style-name="T10">)</text:span></text:p>
      <text:p text:style-name="P12"><text:span text:style-name="T10"><text:tab/>heap.insert(</text:span><text:span text:style-name="T15">82</text:span><text:span text:style-name="T10">)</text:span></text:p>
      <text:p text:style-name="P12"><text:span text:style-name="T18"><text:tab/>return</text:span><text:span text:style-name="T10"> heap</text:span></text:p>
      <text:p text:style-name="P15"/>
      <text:p text:style-name="P12"><text:span text:style-name="T9">def</text:span><text:span text:style-name="T10"> </text:span><text:span text:style-name="T16">main</text:span><text:span text:style-name="T10">():</text:span></text:p>
      <text:p text:style-name="P12"><text:span text:style-name="T10"><text:tab/>heap: Heap </text:span><text:span text:style-name="T14">=</text:span><text:span text:style-name="T10"> initialise_sample_heap()</text:span></text:p>
      <text:p text:style-name="P12"><text:span text:style-name="T16"><text:tab/>print</text:span><text:span text:style-name="T10">(</text:span><text:span text:style-name="T9">"Heap printed as an array:"</text:span><text:span text:style-name="T10">)</text:span></text:p>
      <text:p text:style-name="P12"><text:span text:style-name="T16"><text:tab/>print</text:span><text:span text:style-name="T10">(heap.values</text:span><text:span text:style-name="T12">[:heap.last_index + 1]</text:span><text:span text:style-name="T10">)</text:span></text:p>
      <text:p text:style-name="P12"><text:span text:style-name="T16"><text:tab/>print</text:span><text:span text:style-name="T10">(</text:span><text:span text:style-name="T9">"Heap printed graphically:"</text:span><text:span text:style-name="T10">)</text:span></text:p>
      <text:p text:style-name="P24"><text:tab/>heap.pretty_print_heap()</text:p>
      <text:p text:style-name="P14"/>
      <text:p text:style-name="P12"><text:span text:style-name="T18"><text:tab/>while</text:span><text:span text:style-name="T10"> </text:span><text:span text:style-name="T9">True</text:span><text:span text:style-name="T10">:</text:span></text:p>
      <text:p text:style-name="P12"><text:span text:style-name="T16"><text:tab/><text:tab/>print</text:span><text:span text:style-name="T10">()</text:span></text:p>
      <text:p text:style-name="P12"><text:span text:style-name="T16"><text:tab/><text:tab/>print</text:span><text:span text:style-name="T10">(</text:span><text:span text:style-name="T9">"1 - Insert Number"</text:span><text:span text:style-name="T10">)</text:span></text:p>
      <text:p text:style-name="P12"><text:span text:style-name="T16"><text:tab/><text:tab/>print</text:span><text:span text:style-name="T10">(</text:span><text:span text:style-name="T9">"2 - Find Parent of Index"</text:span><text:span text:style-name="T10">)</text:span></text:p>
      <text:p text:style-name="P12"><text:span text:style-name="T16"><text:tab/><text:tab/>print</text:span><text:span text:style-name="T10">(</text:span><text:span text:style-name="T9">"3 - Find Children of Index"</text:span><text:span text:style-name="T10">)</text:span></text:p>
      <text:p text:style-name="P12"><text:span text:style-name="T16"><text:tab/><text:tab/>print</text:span><text:span text:style-name="T10">(</text:span><text:span text:style-name="T9">"4 - Delete Smallest"</text:span><text:span text:style-name="T10">)</text:span></text:p>
      <text:p text:style-name="P12"><text:span text:style-name="T16"><text:tab/><text:tab/>print</text:span><text:span text:style-name="T10">(</text:span><text:span text:style-name="T9">"5 - Print Heap"</text:span><text:span text:style-name="T10">)</text:span></text:p>
      <text:p text:style-name="P12"><text:span text:style-name="T16"><text:tab/><text:tab/>print</text:span><text:span text:style-name="T10">(</text:span><text:span text:style-name="T9">"6 - Exit"</text:span><text:span text:style-name="T10">)</text:span></text:p>
      <text:p text:style-name="P14"/>
      <text:p text:style-name="P12"><text:span text:style-name="T10"><text:tab/><text:tab/>input_number: </text:span><text:span text:style-name="T13">str</text:span><text:span text:style-name="T10"> </text:span><text:span text:style-name="T14">=</text:span><text:span text:style-name="T10"> </text:span><text:span text:style-name="T16">input</text:span><text:span text:style-name="T10">(</text:span><text:span text:style-name="T9">"Select an number: "</text:span><text:span text:style-name="T10">)</text:span></text:p>
      <text:p text:style-name="P14"><text:soft-page-break/></text:p>
      <text:p text:style-name="P12"><text:span text:style-name="T18"><text:tab/><text:tab/>match</text:span><text:span text:style-name="T10"> input_number:</text:span></text:p>
      <text:p text:style-name="P12"><text:span text:style-name="T18"><text:tab/><text:tab/><text:tab/>case</text:span><text:span text:style-name="T10"> </text:span><text:span text:style-name="T9">"1"</text:span><text:span text:style-name="T10">:</text:span></text:p>
      <text:p text:style-name="P12"><text:span text:style-name="T10"><text:tab/><text:tab/><text:tab/><text:tab/>number_in: </text:span><text:span text:style-name="T13">str</text:span><text:span text:style-name="T10"> </text:span><text:span text:style-name="T14">=</text:span><text:span text:style-name="T10"> </text:span><text:span text:style-name="T16">input</text:span><text:span text:style-name="T10">(</text:span><text:span text:style-name="T9">"Input number to insert: "</text:span><text:span text:style-name="T10">)</text:span></text:p>
      <text:p text:style-name="P12"><text:span text:style-name="T18"><text:tab/><text:tab/><text:tab/><text:tab/>if</text:span><text:span text:style-name="T10"> number_in.isdigit():</text:span></text:p>
      <text:p text:style-name="P12"><text:span text:style-name="T10"><text:tab/><text:tab/><text:tab/><text:tab/><text:tab/>heap.insert(</text:span><text:span text:style-name="T13">int</text:span><text:span text:style-name="T10">(number_in))</text:span></text:p>
      <text:p text:style-name="P12"><text:span text:style-name="T16"><text:tab/><text:tab/><text:tab/><text:tab/><text:tab/>print</text:span><text:span text:style-name="T10">(</text:span><text:span text:style-name="T9">"Number inserted."</text:span><text:span text:style-name="T10">)</text:span></text:p>
      <text:p text:style-name="P12"><text:span text:style-name="T18"><text:tab/><text:tab/><text:tab/><text:tab/>else</text:span><text:span text:style-name="T10">:</text:span></text:p>
      <text:p text:style-name="P12"><text:span text:style-name="T16"><text:tab/><text:tab/><text:tab/><text:tab/><text:tab/>print</text:span><text:span text:style-name="T10">(</text:span><text:span text:style-name="T9">"Not a number put in!"</text:span><text:span text:style-name="T10">)</text:span></text:p>
      <text:p text:style-name="P12"><text:span text:style-name="T18"><text:tab/><text:tab/><text:tab/>case</text:span><text:span text:style-name="T10"> </text:span><text:span text:style-name="T9">"2"</text:span><text:span text:style-name="T10">:</text:span></text:p>
      <text:p text:style-name="P12"><text:span text:style-name="T10"><text:tab/><text:tab/><text:tab/><text:tab/>number_in: </text:span><text:span text:style-name="T13">str</text:span><text:span text:style-name="T10"> </text:span><text:span text:style-name="T14">=</text:span><text:span text:style-name="T10"> </text:span><text:span text:style-name="T16">input</text:span><text:span text:style-name="T10">(</text:span><text:span text:style-name="T9">"Input index to get parent: "</text:span><text:span text:style-name="T10">)</text:span></text:p>
      <text:p text:style-name="P12"><text:span text:style-name="T18"><text:tab/><text:tab/><text:tab/><text:tab/>if</text:span><text:span text:style-name="T10"> number_in.isdigit():</text:span></text:p>
      <text:p text:style-name="P12"><text:span text:style-name="T16"><text:tab/><text:tab/><text:tab/><text:tab/><text:tab/>print</text:span><text:span text:style-name="T10">(</text:span><text:span text:style-name="T9">f"Parent index: {</text:span><text:span text:style-name="T10">heap.find_parent(</text:span><text:span text:style-name="T13">int</text:span><text:span text:style-name="T10">(number_in))</text:span><text:span text:style-name="T9">}"</text:span><text:span text:style-name="T10">)</text:span></text:p>
      <text:p text:style-name="P12"><text:span text:style-name="T18"><text:tab/><text:tab/><text:tab/><text:tab/>else</text:span><text:span text:style-name="T10">:</text:span></text:p>
      <text:p text:style-name="P12"><text:span text:style-name="T16"><text:tab/><text:tab/><text:tab/><text:tab/><text:tab/>print</text:span><text:span text:style-name="T10">(</text:span><text:span text:style-name="T9">"Not a number put in!"</text:span><text:span text:style-name="T10">)</text:span></text:p>
      <text:p text:style-name="P12"><text:span text:style-name="T18"><text:tab/><text:tab/><text:tab/>case</text:span><text:span text:style-name="T10"> </text:span><text:span text:style-name="T9">"3"</text:span><text:span text:style-name="T10">:</text:span></text:p>
      <text:p text:style-name="P12"><text:span text:style-name="T10"><text:tab/><text:tab/><text:tab/><text:tab/>number_in: </text:span><text:span text:style-name="T13">str</text:span><text:span text:style-name="T10"> </text:span><text:span text:style-name="T14">=</text:span><text:span text:style-name="T10"> </text:span><text:span text:style-name="T16">input</text:span><text:span text:style-name="T10">(</text:span><text:span text:style-name="T9">"Input index to get children: "</text:span><text:span text:style-name="T10">)</text:span></text:p>
      <text:p text:style-name="P12"><text:span text:style-name="T18"><text:tab/><text:tab/><text:tab/><text:tab/>if</text:span><text:span text:style-name="T10"> number_in.isdigit():</text:span></text:p>
      <text:p text:style-name="P12"><text:span text:style-name="T16"><text:tab/><text:tab/><text:tab/><text:tab/><text:tab/>print</text:span><text:span text:style-name="T10">(</text:span><text:span text:style-name="T9">f"Children indexes: {</text:span><text:span text:style-name="T10">heap.find_child(</text:span><text:span text:style-name="T13">int</text:span><text:span text:style-name="T10">(number_in))</text:span><text:span text:style-name="T9">}"</text:span><text:span text:style-name="T10">)</text:span></text:p>
      <text:p text:style-name="P12"><text:span text:style-name="T18"><text:tab/><text:tab/><text:tab/><text:tab/>else</text:span><text:span text:style-name="T10">:</text:span></text:p>
      <text:p text:style-name="P12"><text:span text:style-name="T16"><text:tab/><text:tab/><text:tab/><text:tab/><text:tab/>print</text:span><text:span text:style-name="T10">(</text:span><text:span text:style-name="T9">"Not a number put in!"</text:span><text:span text:style-name="T10">)</text:span></text:p>
      <text:p text:style-name="P12"><text:span text:style-name="T18"><text:tab/><text:tab/><text:tab/>case</text:span><text:span text:style-name="T10"> </text:span><text:span text:style-name="T9">"4"</text:span><text:span text:style-name="T10">:</text:span></text:p>
      <text:p text:style-name="P24"><text:tab/><text:tab/><text:tab/><text:tab/>heap.delete_small()</text:p>
      <text:p text:style-name="P12"><text:span text:style-name="T16"><text:tab/><text:tab/><text:tab/><text:tab/>print</text:span><text:span text:style-name="T10">(</text:span><text:span text:style-name="T9">"Smallest deleted."</text:span><text:span text:style-name="T10">)</text:span></text:p>
      <text:p text:style-name="P12"><text:span text:style-name="T18"><text:tab/><text:tab/><text:tab/>case</text:span><text:span text:style-name="T10"> </text:span><text:span text:style-name="T9">"5"</text:span><text:span text:style-name="T10">:</text:span></text:p>
      <text:p text:style-name="P12"><text:span text:style-name="T16"><text:tab/><text:tab/><text:tab/><text:tab/>print</text:span><text:span text:style-name="T10">(</text:span><text:span text:style-name="T9">"Heap printed as an array:"</text:span><text:span text:style-name="T10">)</text:span></text:p>
      <text:p text:style-name="P12"><text:span text:style-name="T16"><text:tab/><text:tab/><text:tab/><text:tab/>print</text:span><text:span text:style-name="T10">(heap.values</text:span><text:span text:style-name="T12">[:heap.last_index + 1]</text:span><text:span text:style-name="T10">)</text:span></text:p>
      <text:p text:style-name="P12"><text:span text:style-name="T16"><text:tab/><text:tab/><text:tab/><text:tab/>print</text:span><text:span text:style-name="T10">(</text:span><text:span text:style-name="T9">"Heap printed graphically:"</text:span><text:span text:style-name="T10">)</text:span></text:p>
      <text:p text:style-name="P24"><text:tab/><text:tab/><text:tab/><text:tab/>heap.pretty_print_heap()</text:p>
      <text:p text:style-name="P12"><text:span text:style-name="T18"><text:tab/><text:tab/><text:tab/>case</text:span><text:span text:style-name="T10"> </text:span><text:span text:style-name="T9">"6"</text:span><text:span text:style-name="T10">:</text:span></text:p>
      <text:p text:style-name="P25"><text:tab/><text:tab/><text:tab/><text:tab/>break</text:p>
      <text:p text:style-name="P12"><text:span text:style-name="T18"><text:tab/><text:tab/><text:tab/>case</text:span><text:span text:style-name="T10"> _:</text:span></text:p>
      <text:p text:style-name="P12"><text:span text:style-name="T16"><text:tab/><text:tab/><text:tab/><text:tab/>print</text:span><text:span text:style-name="T10">(</text:span><text:span text:style-name="T9">"Input numbers 1 - 5!"</text:span><text:span text:style-name="T10">)</text:span></text:p>
      <text:p text:style-name="P12"><text:span text:style-name="T18"><text:line-break/><text:line-break/>if</text:span><text:span text:style-name="T10"> </text:span><text:span text:style-name="T17">__name__</text:span><text:span text:style-name="T10"> </text:span><text:span text:style-name="T14">==</text:span><text:span text:style-name="T10"> </text:span><text:span text:style-name="T9">"__main__"</text:span><text:span text:style-name="T10">:</text:span></text:p>
      <text:p text:style-name="P24"><text:tab/>main()</text:p>
      <text:p text:style-name="P14"/>
      <text:h text:style-name="Heading_20_1" text:outline-level="1"><text:bookmark-start text:name="__RefHeading___Toc377_2152874304"/>Conclusion<text:bookmark-end text:name="__RefHeading___Toc377_2152874304"/></text:h>
      <text:p text:style-name="P27">Tex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style-name="Regular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5:31:14.659427763</meta:creation-date>
    <dc:date>2023-12-05T09:36:47.347669636</dc:date>
    <meta:editing-duration>PT9H8M4S</meta:editing-duration>
    <meta:editing-cycles>19</meta:editing-cycles>
    <meta:generator>LibreOffice/7.6.3.2$Linux_X86_64 LibreOffice_project/29d686fea9f6705b262d369fede658f824154cc0</meta:generator>
    <meta:document-statistic meta:table-count="0" meta:image-count="0" meta:object-count="0" meta:page-count="9" meta:paragraph-count="307" meta:word-count="1446" meta:character-count="10539" meta:non-whitespace-character-count="8728"/>
  </office:meta>
</office:document-meta>
</file>